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c1f4" officeooo:paragraph-rsid="0001c1f4"/>
    </style:style>
    <style:style style:name="T1" style:family="text">
      <style:text-properties officeooo:rsid="0003b8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uce Breslin</text:p>
      <text:p text:style-name="P1">12 December 2016</text:p>
      <text:p text:style-name="P1"/>
      <text:p text:style-name="P1"><text:tab/>I modeled the classes first using the interface method, then I moved to the inherit method, while I can see usefulness in both I think that for the particular problem at hand I preferred inheritance. Interfaces I think would be more useful in other parts of the application, such as the classes that handled working with and manipulating the inventory list and other areas of the app that actually perform actions. The classes of the products themselves seemed to assemble faster and easier by grouping items as best as possible and then abstracting the common variables they had and making a class to pass these values to more specialized <text:span text:style-name="T1">classes.</text:span></text:p>
      <text:p text:style-name="P1"/>
      <text:p text:style-name="P1"><text:tab/><text:span text:style-name="T1">Since interfaces only hold final variables and abstract methods, I might as well just create the variable and methods in the object itself rather than implement them from the interface and then still create a new variable and assign the code to get or set the information I need to. I like that I can implement as many interfaces as I would like to and I see where that could be an advantage if I had multiple different groups something fell into. Inheritance on the other hand I think is good for setting up product classes and things like that. When you will only have a basic shell and then need to pass it’s variable names and what not into another item inheritance work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0:14:58.798296349</meta:creation-date>
    <dc:date>2016-12-12T10:58:36.726296370</dc:date>
    <meta:editing-duration>PT3M7S</meta:editing-duration>
    <meta:editing-cycles>1</meta:editing-cycles>
    <meta:document-statistic meta:table-count="0" meta:image-count="0" meta:object-count="0" meta:page-count="1" meta:paragraph-count="4" meta:word-count="240" meta:character-count="1360" meta:non-whitespace-character-count="1122"/>
    <meta:generator>LibreOffice/5.1.4.2$Linux_X86_64 LibreOffice_project/10m0$Build-2</meta:generator>
  </office:meta>
</office:document-meta>
</file>